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6FAF520E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3.467cm" svg:x="1.4cm" svg:y="0.8cm" presentation:class="title">
          <draw:text-box>
            <text:p>School Environmental Explorer</text:p>
          </draw:text-box>
        </draw:frame>
        <draw:frame presentation:style-name="pr2" draw:layer="layout" svg:width="25.2cm" svg:height="12.179cm" svg:x="1.4cm" svg:y="5.066cm" presentation:class="subtitle">
          <draw:text-box>
            <text:p>Concept by Team Randoms:</text:p>
            <text:p/>
            <text:p>Kylie Willison</text:p>
            <text:p>Andrew McDonnell</text:p>
            <text:p>Zachary McDonnel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Aim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eate a tool for use by school children</text:p>
              </text:list-item>
              <text:list-item>
                <text:p>Self Discovery of their nearby environment</text:p>
              </text:list-item>
              <text:list-item>
                <text:p>Exposure to digital tools for 5-7 year olds</text:p>
              </text:list-item>
              <text:list-item>
                <text:p>'Helper' opportunity also for older children</text:p>
              </text:list-item>
              <text:list-item>
                <text:p>Can be extended for use by policy mak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Ho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hildren often learn by doing</text:p>
              </text:list-item>
              <text:list-item>
                <text:p>Give them Interactive exploration</text:p>
              </text:list-item>
              <text:list-item>
                <text:p>Added excitement by personal relevance</text:p>
              </text:list-item>
              <text:list-item>
                <text:p>Mentoring if older children assist younger child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Wha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art by finding their own school</text:p>
              </text:list-item>
              <text:list-item>
                <text:p>Using “autocomplete” </text:p>
                <text:list>
                  <text:list-item>
                    <text:list>
                      <text:list-item>
                        <text:p>can become familiar with letters in their school n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Feedbac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uter then shows a map</text:p>
              </text:list-item>
              <text:list-item>
                <text:p>Shows school, and nearest recycle center</text:p>
              </text:list-item>
              <text:list-item>
                <text:p>Chance to learn / teach about geograph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Explor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an click on school for more menu options</text:p>
              </text:list-item>
              <text:list-item>
                <text:p>Can then find nearby:</text:p>
                <text:list>
                  <text:list-item>
                    <text:list>
                      <text:list-item>
                        <text:p>watercourses, habitats</text:p>
                      </text:list-item>
                      <text:list-item>
                        <text:p>playgrounds</text:p>
                      </text:list-item>
                      <text:list-item>
                        <text:p>other features of interest</text:p>
                      </text:list-item>
                    </text:list>
                  </text:list-item>
                </text:list>
              </text:list-item>
              <text:list-item>
                <text:p>And learn about local area</text:p>
                <text:list>
                  <text:list-item>
                    <text:list>
                      <text:list-item>
                        <text:p>display list of related informational articles to nearby area </text:p>
                      </text:list-item>
                      <text:list-item>
                        <text:p>chance for older children to read to younger children and they both learn some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eaching with Interes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layground – something young children like</text:p>
              </text:list-item>
              <text:list-item>
                <text:p>Water course, habitat</text:p>
                <text:list>
                  <text:list-item>
                    <text:list>
                      <text:list-item>
                        <text:p>can learn about nearby environment at same time</text:p>
                      </text:list-item>
                    </text:list>
                  </text:list-item>
                </text:list>
              </text:list-item>
              <text:list-item>
                <text:p>Recycle center</text:p>
                <text:list>
                  <text:list-item>
                    <text:list>
                      <text:list-item>
                        <text:p>can learn about practical measures to help environment</text:p>
                      </text:list-item>
                    </text:list>
                  </text:list-item>
                </text:list>
              </text:list-item>
              <text:list-item>
                <text:p>Wikipedia</text:p>
                <text:list>
                  <text:list-item>
                    <text:list>
                      <text:list-item>
                        <text:p>can learn about history or current information of ar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he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.sa.gov.au -Zero Waste SA</text:p>
                <text:list>
                  <text:list-item>
                    <text:list>
                      <text:list-item>
                        <text:p>for recycle center information</text:p>
                      </text:list-item>
                    </text:list>
                  </text:list-item>
                </text:list>
              </text:list-item>
              <text:list-item>
                <text:p><text:a xlink:href="http://www.sa.gov.au/" xlink:type="simple">www.sa.gov.au</text:a> site</text:p>
                <text:list>
                  <text:list-item>
                    <text:list>
                      <text:list-item>
                        <text:p>for state school information</text:p>
                      </text:list-item>
                    </text:list>
                  </text:list-item>
                </text:list>
              </text:list-item>
              <text:list-item>
                <text:p>Open Street Map</text:p>
                <text:list>
                  <text:list-item>
                    <text:list>
                      <text:list-item>
                        <text:p>for location context</text:p>
                      </text:list-item>
                    </text:list>
                  </text:list-item>
                </text:list>
              </text:list-item>
              <text:list-item>
                <text:p>Wikipedia</text:p>
                <text:list>
                  <text:list-item>
                    <text:list>
                      <text:list-item>
                        <text:p>For information about the loc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he Prototype Softwa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t took us a while to find our 'Unleashed' feet</text:p>
              </text:list-item>
              <text:list-item>
                <text:p>We developed some tools to help automate data transformation</text:p>
              </text:list-item>
              <text:list-item>
                <text:p>We had a day or so left to hack on the web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Prototyp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monstrates use of auto complete</text:p>
              </text:list-item>
              <text:list-item>
                <text:p>Demonstrates use of map distances</text:p>
              </text:list-item>
              <text:list-item>
                <text:p>Demonstrates use of map mark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Next Ste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nd the time to finish the code!</text:p>
              </text:list-item>
              <text:list-item>
                <text:p>Find an artist to add lots of flourish </text:p>
              </text:list-item>
              <text:list-item>
                <text:p>Need to make tool attractive to children :-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Next Step - Detai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grate information – wikipedia popups</text:p>
              </text:list-item>
              <text:list-item>
                <text:p>Integrate additional data (habitats, water)</text:p>
              </text:list-item>
              <text:list-item>
                <text:p>Find other relevant data sets to ad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Extensions for Policy Make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cept can extend to a useful tool</text:p>
              </text:list-item>
              <text:list-item>
                <text:p>By showing links cross department:</text:p>
                <text:list>
                  <text:list-item>
                    <text:list>
                      <text:list-item>
                        <text:p>demographic data related to area</text:p>
                      </text:list-item>
                      <text:list-item>
                        <text:p>unemployment levels</text:p>
                      </text:list-item>
                    </text:list>
                  </text:list-item>
                </text:list>
              </text:list-item>
              <text:list-item>
                <text:p>Planning example: </text:p>
                <text:list>
                  <text:list-item>
                    <text:p>government provided incentive for:</text:p>
                    <text:list>
                      <text:list-item>
                        <text:p>encouraging location of future recycling aggregation</text:p>
                      </text:list-item>
                      <text:list-item>
                        <text:p>in underserved areas that have high unemployme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Credi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Kylie – recycle centre concept</text:p>
              </text:list-item>
              <text:list-item>
                <text:p>Andrew – web development &amp; prototype web hosting</text:p>
              </text:list-item>
              <text:list-item>
                <text:p>Kylie – dataset discovery and CSV extraction</text:p>
              </text:list-item>
              <text:list-item>
                <text:p>Andrew – SQL data processing</text:p>
              </text:list-item>
              <text:list-item>
                <text:p>Zachary – video recording</text:p>
              </text:list-item>
              <text:list-item>
                <text:p>Kylie – Video production</text:p>
              </text:list-item>
              <text:list-item>
                <text:p>Andrew – team page</text:p>
              </text:list-item>
              <text:list-item>
                <text:p>Andrew – this presentation</text:p>
              </text:list-item>
              <text:list-item>
                <text:p>Andrew – software source code (GitHub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6FAF52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23:32:07.648000000</meta:creation-date>
    <dc:date>2014-07-12T23:59:42.946000000</dc:date>
    <meta:editing-duration>PT14M10S</meta:editing-duration>
    <meta:editing-cycles>3</meta:editing-cycles>
    <meta:generator>LibreOffice/4.2.4.2$Windows_x86 LibreOffice_project/63150712c6d317d27ce2db16eb94c2f3d7b699f8</meta:generator>
    <meta:document-statistic meta:object-count="89"/>
  </office:meta>
</office:document-meta>
</file>